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541385" officeooo:paragraph-rsid="00541385"/>
    </style:style>
    <style:style style:name="P2" style:family="paragraph" style:parent-style-name="Standard">
      <style:text-properties officeooo:rsid="00546006" officeooo:paragraph-rsid="00546006"/>
    </style:style>
    <style:style style:name="P3" style:family="paragraph" style:parent-style-name="Standard">
      <style:text-properties officeooo:rsid="00561d1a" officeooo:paragraph-rsid="00561d1a"/>
    </style:style>
    <style:style style:name="P4" style:family="paragraph" style:parent-style-name="Standard">
      <style:text-properties officeooo:rsid="00579c4c" officeooo:paragraph-rsid="00579c4c"/>
    </style:style>
    <style:style style:name="P5" style:family="paragraph" style:parent-style-name="Standard">
      <style:text-properties officeooo:rsid="005ae5b3" officeooo:paragraph-rsid="005ae5b3"/>
    </style:style>
    <style:style style:name="P6" style:family="paragraph" style:parent-style-name="Standard">
      <style:text-properties officeooo:rsid="005ae5b3" officeooo:paragraph-rsid="005c6986"/>
    </style:style>
    <style:style style:name="P7" style:family="paragraph" style:parent-style-name="Standard">
      <style:text-properties officeooo:rsid="005edd7b" officeooo:paragraph-rsid="005edd7b"/>
    </style:style>
    <style:style style:name="P8" style:family="paragraph" style:parent-style-name="Standard">
      <style:text-properties officeooo:rsid="0061f38c" officeooo:paragraph-rsid="0061f38c"/>
    </style:style>
    <style:style style:name="P9" style:family="paragraph" style:parent-style-name="Standard">
      <style:text-properties officeooo:rsid="0064be69" officeooo:paragraph-rsid="0064be69"/>
    </style:style>
    <style:style style:name="P10" style:family="paragraph" style:parent-style-name="Standard">
      <style:text-properties officeooo:rsid="00669ef7" officeooo:paragraph-rsid="00669ef7"/>
    </style:style>
    <style:style style:name="P11" style:family="paragraph" style:parent-style-name="Standard">
      <style:text-properties officeooo:rsid="0066c78d" officeooo:paragraph-rsid="0066c78d"/>
    </style:style>
    <style:style style:name="P12" style:family="paragraph" style:parent-style-name="Standard">
      <style:text-properties officeooo:rsid="0067890f" officeooo:paragraph-rsid="0067890f"/>
    </style:style>
    <style:style style:name="P13" style:family="paragraph" style:parent-style-name="Standard">
      <style:text-properties officeooo:rsid="0068d572" officeooo:paragraph-rsid="0068d572"/>
    </style:style>
    <style:style style:name="P14" style:family="paragraph" style:parent-style-name="Standard">
      <style:text-properties officeooo:rsid="0069e3a6" officeooo:paragraph-rsid="0069e3a6"/>
    </style:style>
    <style:style style:name="P15" style:family="paragraph" style:parent-style-name="Standard">
      <style:text-properties officeooo:rsid="006bafa4" officeooo:paragraph-rsid="006bafa4"/>
    </style:style>
    <style:style style:name="P16" style:family="paragraph" style:parent-style-name="Standard">
      <style:text-properties officeooo:rsid="006d9a95" officeooo:paragraph-rsid="006d9a95"/>
    </style:style>
    <style:style style:name="P17" style:family="paragraph" style:parent-style-name="Standard">
      <style:text-properties officeooo:rsid="006f595d" officeooo:paragraph-rsid="006f595d"/>
    </style:style>
    <style:style style:name="P18" style:family="paragraph" style:parent-style-name="Standard">
      <style:text-properties officeooo:rsid="006f595d" officeooo:paragraph-rsid="0072e97f"/>
    </style:style>
    <style:style style:name="P19" style:family="paragraph" style:parent-style-name="Standard">
      <style:text-properties officeooo:rsid="006f595d" officeooo:paragraph-rsid="0076f1ab"/>
    </style:style>
    <style:style style:name="P20" style:family="paragraph" style:parent-style-name="Standard">
      <style:text-properties officeooo:rsid="006f595d" officeooo:paragraph-rsid="007b356b"/>
    </style:style>
    <style:style style:name="P21" style:family="paragraph" style:parent-style-name="Standard">
      <style:text-properties officeooo:rsid="00714b1e" officeooo:paragraph-rsid="00714b1e"/>
    </style:style>
    <style:style style:name="P22" style:family="paragraph" style:parent-style-name="Standard">
      <style:text-properties officeooo:rsid="0072e97f" officeooo:paragraph-rsid="0072e97f"/>
    </style:style>
    <style:style style:name="P23" style:family="paragraph" style:parent-style-name="Standard">
      <style:text-properties officeooo:rsid="007468da" officeooo:paragraph-rsid="007468da"/>
    </style:style>
    <style:style style:name="P24" style:family="paragraph" style:parent-style-name="Standard">
      <style:text-properties officeooo:rsid="0076f1ab" officeooo:paragraph-rsid="0076f1ab"/>
    </style:style>
    <style:style style:name="P25" style:family="paragraph" style:parent-style-name="Standard">
      <style:text-properties officeooo:rsid="0078f023" officeooo:paragraph-rsid="0078f023"/>
    </style:style>
    <style:style style:name="P26" style:family="paragraph" style:parent-style-name="Standard">
      <style:text-properties officeooo:rsid="007b356b" officeooo:paragraph-rsid="007b356b"/>
    </style:style>
    <style:style style:name="P27" style:family="paragraph" style:parent-style-name="Standard">
      <style:text-properties officeooo:rsid="007b356b" officeooo:paragraph-rsid="007c881d"/>
    </style:style>
    <style:style style:name="P28" style:family="paragraph" style:parent-style-name="Standard">
      <style:text-properties officeooo:rsid="007e28e7" officeooo:paragraph-rsid="007e28e7"/>
    </style:style>
    <style:style style:name="P29" style:family="paragraph" style:parent-style-name="Standard">
      <style:text-properties officeooo:rsid="007f8ae6" officeooo:paragraph-rsid="007f8ae6"/>
    </style:style>
    <style:style style:name="P30" style:family="paragraph" style:parent-style-name="Standard">
      <style:text-properties officeooo:rsid="007ff71d" officeooo:paragraph-rsid="007ff71d"/>
    </style:style>
    <style:style style:name="P31" style:family="paragraph" style:parent-style-name="Standard">
      <style:text-properties officeooo:rsid="0082b80c" officeooo:paragraph-rsid="0082b80c"/>
    </style:style>
    <style:style style:name="P32" style:family="paragraph" style:parent-style-name="Standard">
      <style:text-properties officeooo:rsid="0083d568" officeooo:paragraph-rsid="0083d568"/>
    </style:style>
    <style:style style:name="P33" style:family="paragraph" style:parent-style-name="Standard">
      <style:text-properties officeooo:rsid="00847bca" officeooo:paragraph-rsid="00847bca"/>
    </style:style>
    <style:style style:name="P34" style:family="paragraph" style:parent-style-name="Standard">
      <style:text-properties officeooo:rsid="0085df72" officeooo:paragraph-rsid="008944d3"/>
    </style:style>
    <style:style style:name="P35" style:family="paragraph" style:parent-style-name="Standard">
      <style:text-properties officeooo:rsid="00874cf8" officeooo:paragraph-rsid="00874cf8"/>
    </style:style>
    <style:style style:name="P36" style:family="paragraph" style:parent-style-name="Standard">
      <style:text-properties officeooo:rsid="008876f7" officeooo:paragraph-rsid="008876f7"/>
    </style:style>
    <style:style style:name="P37" style:family="paragraph" style:parent-style-name="Standard">
      <style:text-properties officeooo:rsid="008d7dd5" officeooo:paragraph-rsid="008d7dd5"/>
    </style:style>
    <style:style style:name="P38" style:family="paragraph" style:parent-style-name="Standard">
      <style:text-properties officeooo:rsid="008edee5" officeooo:paragraph-rsid="008edee5"/>
    </style:style>
    <style:style style:name="P39" style:family="paragraph" style:parent-style-name="Standard">
      <style:text-properties officeooo:rsid="00919644" officeooo:paragraph-rsid="00919644"/>
    </style:style>
    <style:style style:name="P40" style:family="paragraph" style:parent-style-name="Standard">
      <style:text-properties officeooo:rsid="0093f81b" officeooo:paragraph-rsid="0093f81b"/>
    </style:style>
    <style:style style:name="P41" style:family="paragraph" style:parent-style-name="Standard">
      <style:text-properties officeooo:rsid="00952980" officeooo:paragraph-rsid="00952980"/>
    </style:style>
    <style:style style:name="P42" style:family="paragraph" style:parent-style-name="Standard">
      <style:text-properties officeooo:rsid="0095b5c5" officeooo:paragraph-rsid="0095b5c5"/>
    </style:style>
    <style:style style:name="P43" style:family="paragraph" style:parent-style-name="Standard">
      <style:text-properties officeooo:rsid="0096f4e0" officeooo:paragraph-rsid="0096f4e0"/>
    </style:style>
    <style:style style:name="P44" style:family="paragraph" style:parent-style-name="Standard">
      <style:text-properties officeooo:rsid="00981419" officeooo:paragraph-rsid="00981419"/>
    </style:style>
    <style:style style:name="P45" style:family="paragraph" style:parent-style-name="Standard">
      <style:text-properties officeooo:rsid="0099714a" officeooo:paragraph-rsid="0099714a"/>
    </style:style>
    <style:style style:name="P46" style:family="paragraph" style:parent-style-name="Standard">
      <style:text-properties officeooo:rsid="009c4c71" officeooo:paragraph-rsid="009c4c71"/>
    </style:style>
    <style:style style:name="P47" style:family="paragraph" style:parent-style-name="Standard">
      <style:text-properties officeooo:rsid="009c4c71" officeooo:paragraph-rsid="00a00147"/>
    </style:style>
    <style:style style:name="P48" style:family="paragraph" style:parent-style-name="Standard">
      <style:text-properties officeooo:rsid="009ddf95" officeooo:paragraph-rsid="009ddf95"/>
    </style:style>
    <style:style style:name="P49" style:family="paragraph" style:parent-style-name="Standard">
      <style:text-properties officeooo:rsid="00a00147" officeooo:paragraph-rsid="00a00147"/>
    </style:style>
    <style:style style:name="P50" style:family="paragraph" style:parent-style-name="Standard">
      <style:text-properties officeooo:rsid="00a323a7" officeooo:paragraph-rsid="00a323a7"/>
    </style:style>
    <style:style style:name="P51" style:family="paragraph" style:parent-style-name="Standard">
      <style:text-properties officeooo:rsid="00a4ea35" officeooo:paragraph-rsid="00a4ea35"/>
    </style:style>
    <style:style style:name="P52" style:family="paragraph" style:parent-style-name="Standard">
      <style:text-properties officeooo:rsid="00a4ea35" officeooo:paragraph-rsid="00a87396"/>
    </style:style>
    <style:style style:name="P53" style:family="paragraph" style:parent-style-name="Standard">
      <style:text-properties officeooo:rsid="00a66bfe" officeooo:paragraph-rsid="00a66bfe"/>
    </style:style>
    <style:style style:name="P54" style:family="paragraph" style:parent-style-name="Standard">
      <style:text-properties officeooo:rsid="00a87396" officeooo:paragraph-rsid="00a87396"/>
    </style:style>
    <style:style style:name="P55" style:family="paragraph" style:parent-style-name="Standard">
      <style:text-properties officeooo:rsid="00aae43a" officeooo:paragraph-rsid="00aae43a"/>
    </style:style>
    <style:style style:name="P56" style:family="paragraph" style:parent-style-name="Standard">
      <style:text-properties officeooo:rsid="00acd8d3" officeooo:paragraph-rsid="00acd8d3"/>
    </style:style>
    <style:style style:name="P57" style:family="paragraph" style:parent-style-name="Standard">
      <style:text-properties officeooo:rsid="00af998d" officeooo:paragraph-rsid="00af998d"/>
    </style:style>
    <style:style style:name="P58" style:family="paragraph" style:parent-style-name="Standard">
      <style:text-properties officeooo:rsid="00b21a6b" officeooo:paragraph-rsid="00b21a6b"/>
    </style:style>
    <style:style style:name="T1" style:family="text">
      <style:text-properties officeooo:rsid="005c6986"/>
    </style:style>
    <style:style style:name="T2" style:family="text">
      <style:text-properties officeooo:rsid="005c73fe"/>
    </style:style>
    <style:style style:name="T3" style:family="text">
      <style:text-properties officeooo:rsid="005cd8fa"/>
    </style:style>
    <style:style style:name="T4" style:family="text">
      <style:text-properties officeooo:rsid="005e3c1c"/>
    </style:style>
    <style:style style:name="T5" style:family="text">
      <style:text-properties officeooo:rsid="0060d479"/>
    </style:style>
    <style:style style:name="T6" style:family="text">
      <style:text-properties officeooo:rsid="00636506"/>
    </style:style>
    <style:style style:name="T7" style:family="text">
      <style:text-properties officeooo:rsid="0066473d"/>
    </style:style>
    <style:style style:name="T8" style:family="text">
      <style:text-properties officeooo:rsid="00669ef7"/>
    </style:style>
    <style:style style:name="T9" style:family="text">
      <style:text-properties officeooo:rsid="0066c78d"/>
    </style:style>
    <style:style style:name="T10" style:family="text">
      <style:text-properties officeooo:rsid="0068d572"/>
    </style:style>
    <style:style style:name="T11" style:family="text">
      <style:text-properties officeooo:rsid="0069fe5d"/>
    </style:style>
    <style:style style:name="T12" style:family="text">
      <style:text-properties officeooo:rsid="006c9dcf"/>
    </style:style>
    <style:style style:name="T13" style:family="text">
      <style:text-properties officeooo:rsid="0072e97f"/>
    </style:style>
    <style:style style:name="T14" style:family="text">
      <style:text-properties officeooo:rsid="0076f1ab"/>
    </style:style>
    <style:style style:name="T15" style:family="text">
      <style:text-properties officeooo:rsid="0078f023"/>
    </style:style>
    <style:style style:name="T16" style:family="text">
      <style:text-properties officeooo:rsid="007c881d"/>
    </style:style>
    <style:style style:name="T17" style:family="text">
      <style:text-properties officeooo:rsid="00819ea5"/>
    </style:style>
    <style:style style:name="T18" style:family="text">
      <style:text-properties officeooo:rsid="008944d3"/>
    </style:style>
    <style:style style:name="T19" style:family="text">
      <style:text-properties officeooo:rsid="008c6774"/>
    </style:style>
    <style:style style:name="T20" style:family="text">
      <style:text-properties officeooo:rsid="0090b3e7"/>
    </style:style>
    <style:style style:name="T21" style:family="text">
      <style:text-properties officeooo:rsid="00936c5b"/>
    </style:style>
    <style:style style:name="T22" style:family="text">
      <style:text-properties officeooo:rsid="00960fc5"/>
    </style:style>
    <style:style style:name="T23" style:family="text">
      <style:text-properties officeooo:rsid="0099714a"/>
    </style:style>
    <style:style style:name="T24" style:family="text">
      <style:text-properties officeooo:rsid="009b6c26"/>
    </style:style>
    <style:style style:name="T25" style:family="text">
      <style:text-properties officeooo:rsid="009f1ce9"/>
    </style:style>
    <style:style style:name="T26" style:family="text">
      <style:text-properties officeooo:rsid="00a00147"/>
    </style:style>
    <style:style style:name="T27" style:family="text">
      <style:text-properties officeooo:rsid="00a17a47"/>
    </style:style>
    <style:style style:name="T28" style:family="text">
      <style:text-properties officeooo:rsid="00a4ea35"/>
    </style:style>
    <style:style style:name="T29" style:family="text">
      <style:text-properties officeooo:rsid="00a58ac3"/>
    </style:style>
    <style:style style:name="T30" style:family="text">
      <style:text-properties officeooo:rsid="00a64795"/>
    </style:style>
    <style:style style:name="T31" style:family="text">
      <style:text-properties officeooo:rsid="00aae43a"/>
    </style:style>
    <style:style style:name="T32" style:family="text">
      <style:text-properties officeooo:rsid="00afc87c"/>
    </style:style>
    <style:style style:name="T33" style:family="text">
      <style:text-properties officeooo:rsid="00b414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et to restart terminal</text:p>
      <text:p text:style-name="P2"/>
      <text:p text:style-name="P2">cp something . copies something to the current directory</text:p>
      <text:p text:style-name="P2"/>
      <text:p text:style-name="P3">whoami – tells you username</text:p>
      <text:p text:style-name="P3"/>
      <text:p text:style-name="P4">ls -al is the same as ls -a -l, options can be combined</text:p>
      <text:p text:style-name="P4"/>
      <text:p text:style-name="P5">top →<text:span text:style-name="T4"> Shows process and PID, user, among others</text:span></text:p>
      <text:p text:style-name="P5"><text:tab/>VIRT → Virtual Memory by processes</text:p>
      <text:p text:style-name="P6"><text:tab/>R<text:span text:style-name="T33">S</text:span>S → <text:span text:style-name="T1">Resident size, which is an accurate representation of how much actual physical memory a process is consuming.</text:span></text:p>
      <text:p text:style-name="P6"><text:tab/><text:span text:style-name="T2">SHR → Shared memory, like tabs sharing memory pages close to each other.</text:span></text:p>
      <text:p text:style-name="P6"><text:tab/>%<text:span text:style-name="T3">CPU &amp; %Mem for cpu and memory percentage used by each process</text:span></text:p>
      <text:p text:style-name="P6"/>
      <text:p text:style-name="P7">ps <text:span text:style-name="T5">gives a snap of the process and closes</text:span></text:p>
      <text:p text:style-name="P8">ps option <text:span text:style-name="T8">for BSD commands and </text:span>or ps -option<text:span text:style-name="T6">s</text:span> or ps --option<text:span text:style-name="T6">s for linux</text:span></text:p>
      <text:p text:style-name="P8"/>
      <text:p text:style-name="P9">ps -efly is almost equi<text:span text:style-name="T7">velent to ps aux</text:span></text:p>
      <text:p text:style-name="P10">ps <text:span text:style-name="T9">aux </text:span>for BSD</text:p>
      <text:p text:style-name="P11">px -efly is a linux command</text:p>
      <text:p text:style-name="P11"/>
      <text:p text:style-name="P11">dash and double dashes do different things. Single dash can combine different commands, -efly is -e -f -l -y. While - - is a single command, mostly --sort like this. </text:p>
      <text:p text:style-name="P11"/>
      <text:p text:style-name="P12"><text:span text:style-name="T10">k</text:span>ill -9 PID → The higher the number the more forceful the command is.</text:p>
      <text:p text:style-name="P12"/>
      <text:p text:style-name="P13">sudo kill -9 -1 → to kill everything it can. Sudo is to force it</text:p>
      <text:p text:style-name="P13"/>
      <text:p text:style-name="P14">cut → Extract a certain portion of a file <text:span text:style-name="T11">especially if you have delimiters. </text:span></text:p>
      <text:p text:style-name="P14"/>
      <text:p text:style-name="P15">sudo cat /etc/shadow to see a hashed version of the <text:span text:style-name="T12">users’ passwords</text:span></text:p>
      <text:p text:style-name="P15"/>
      <text:p text:style-name="P16">cat /etc/passwd</text:p>
      <text:p text:style-name="P16"/>
      <text:p text:style-name="P17">cut -d: -f1 /etc/passwd</text:p>
      <text:p text:style-name="P21">shows the first word<text:span text:style-name="T13">(s)</text:span> of each line before the delimiter “:”</text:p>
      <text:p text:style-name="P18">cut -d: -f<text:span text:style-name="T13">2</text:span> /etc/passwd</text:p>
      <text:p text:style-name="P22">shows the second word of each line before the delimiter “:”</text:p>
      <text:p text:style-name="P22"/>
      <text:p text:style-name="P23">So, it passes by the first, stops at the second, and brings in between.</text:p>
      <text:p text:style-name="P23"/>
      <text:p text:style-name="P24">Sending a command output to another command is called pipe lining</text:p>
      <text:p text:style-name="P24"/>
      <text:p text:style-name="P19">cut -d: -f<text:span text:style-name="T14">5</text:span> /etc/passwd <text:span text:style-name="T15">| sort</text:span></text:p>
      <text:p text:style-name="P25">applies sort after a pipe</text:p>
      <text:p text:style-name="P25"/>
      <text:p text:style-name="P20">cut -d: -f<text:span text:style-name="T14">5</text:span> /etc/passwd <text:span text:style-name="T15">| sort &gt; users.txt</text:span></text:p>
      <text:p text:style-name="P20"/>
      <text:p text:style-name="P26"><text:soft-page-break/>| for pipe lining another function</text:p>
      <text:p text:style-name="P26">&gt; redirect output</text:p>
      <text:p text:style-name="P27">&gt;&gt; append <text:span text:style-name="T16">output to a current file</text:span></text:p>
      <text:p text:style-name="P28">&lt; redirect input, maybe from a file. Feeding data from somewhere else to a commands</text:p>
      <text:p text:style-name="P28"/>
      <text:p text:style-name="P29">echo hello</text:p>
      <text:p text:style-name="P30">echo hello world <text:span text:style-name="T17">or “hello world”</text:span></text:p>
      <text:p text:style-name="P31">echo “hello world’ Ahmad”</text:p>
      <text:p text:style-name="P31"/>
      <text:p text:style-name="P32">echo ‘this is a list of users’ &gt; users.txt</text:p>
      <text:p text:style-name="P33">echo “this is a list of users’ &gt;&gt; users.txt</text:p>
      <text:p text:style-name="P33"/>
      <text:p text:style-name="P33">date to print date in linux</text:p>
      <text:p text:style-name="P33"/>
      <text:p text:style-name="P35">echo date <text:span text:style-name="T19">prints date</text:span></text:p>
      <text:p text:style-name="P34">echo |date →<text:span text:style-name="T18"> runs 2 commands</text:span></text:p>
      <text:p text:style-name="P34">echo `date` → crazy quotes above the tab</text:p>
      <text:p text:style-name="P36">notice the difference. Notice that echo takes out a space</text:p>
      <text:p text:style-name="P36"/>
      <text:p text:style-name="P37">ls -l | wc (sums up -l, -w, -c)</text:p>
      <text:p text:style-name="P38">echo `ls -l | wc -l` -1 | bc →<text:span text:style-name="T20"> feeds number – number to bc</text:span></text:p>
      <text:p text:style-name="P38"/>
      <text:p text:style-name="P39">ifconfig shows you <text:s/><text:span text:style-name="T21">hardware for ethernet and wifi</text:span></text:p>
      <text:p text:style-name="P39"/>
      <text:p text:style-name="P39">lo → local loopback for servers → virtual inferface</text:p>
      <text:p text:style-name="P40"/>
      <text:p text:style-name="P40">inet addr for ip address</text:p>
      <text:p text:style-name="P40"/>
      <text:p text:style-name="P41">pin<text:span text:style-name="T32">g</text:span> luther.edu checks if a website(other machine) is running</text:p>
      <text:p text:style-name="P41"/>
      <text:p text:style-name="P42">ping -c 4 fb.com</text:p>
      <text:p text:style-name="P42"/>
      <text:p text:style-name="P42">to receive 4 packet<text:span text:style-name="T22">s only</text:span></text:p>
      <text:p text:style-name="P42"/>
      <text:p text:style-name="P43">nslookup fb.com shows you the ip address of fb</text:p>
      <text:p text:style-name="P44"/>
      <text:p text:style-name="P44">find / -<text:span text:style-name="T23">name cs165 </text:span></text:p>
      <text:p text:style-name="P45">starts from “/” <text:span text:style-name="T24">and finds cs165</text:span></text:p>
      <text:p text:style-name="P45"/>
      <text:p text:style-name="P46">find / -name <text:span text:style-name="T26">words </text:span>2&gt; /dev/null</text:p>
      <text:p text:style-name="P46"/>
      <text:p text:style-name="P48">2&gt; specifies error messages <text:span text:style-name="T25">to go as an output to /dev/null - /dev/null is like a garbage collector</text:span></text:p>
      <text:p text:style-name="P48"/>
      <text:p text:style-name="P47">find / -name <text:span text:style-name="T26">words </text:span>2&gt; <text:span text:style-name="T26">protected_files.txt </text:span></text:p>
      <text:p text:style-name="P47"/>
      <text:p text:style-name="P49">shows you folders and files where you don’t have <text:span text:style-name="T27">permissions</text:span></text:p>
      <text:p text:style-name="P49"/>
      <text:p text:style-name="P50">tr →<text:span text:style-name="T28"> translate</text:span></text:p>
      <text:p text:style-name="P50"/>
      <text:p text:style-name="P52"><text:soft-page-break/>tr <text:span text:style-name="T29">`</text:span>A-Z<text:span text:style-name="T29">`</text:span> <text:span text:style-name="T29">`</text:span>a-z<text:span text:style-name="T29">`</text:span> <text:span text:style-name="T30">&lt; fnord.txt | tr -cs `a-z` `\n` | sort | uniq | comm - /usr/share/dict/words</text:span></text:p>
      <text:p text:style-name="P50"/>
      <text:p text:style-name="P51">tr <text:span text:style-name="T29">`</text:span>A-Z<text:span text:style-name="T29">`</text:span> <text:span text:style-name="T29">`</text:span>a-z<text:span text:style-name="T29">`</text:span> to convert capitals to lowercases</text:p>
      <text:p text:style-name="P53">&lt;fnord.txt to take this file as input</text:p>
      <text:p text:style-name="P54">-cs to stop at <text:span text:style-name="T31">\n</text:span></text:p>
      <text:p text:style-name="P55">comm takes two files, the dash makes it take it form the standard output, therefore it takes what unique brings</text:p>
      <text:p text:style-name="P55"/>
      <text:p text:style-name="P56">cat <text:span text:style-name="T30">/usr/share/dict/words </text:span>| sort &gt; sorted_words.txt</text:p>
      <text:p text:style-name="P56"/>
      <text:p text:style-name="P56">use that <text:s/>file and replace</text:p>
      <text:p text:style-name="P56"/>
      <text:p text:style-name="P56">comm -23 – sorted_words.txt</text:p>
      <text:p text:style-name="P56"/>
      <text:p text:style-name="P57">comm brings three columns, -23 hides those two except the misspeled ones</text:p>
      <text:p text:style-name="P57"/>
      <text:p text:style-name="P58"><text:a xlink:type="simple" xlink:href="http://www.westwind.com/reference/os-x/commandline/pipes.html" text:style-name="Internet_20_link" text:visited-style-name="Visited_20_Internet_20_Link">tr 'A-Z' 'a-z' &lt;fnord.txt | tr -cs 'a-z' '\n' | sort | uniq | comm -23 - /usr/share/dict/word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3:12:21.454667807</meta:creation-date>
    <dc:date>2018-03-21T06:01:37.970033991</dc:date>
    <meta:editing-duration>PT4H25M46S</meta:editing-duration>
    <meta:editing-cycles>165</meta:editing-cycles>
    <meta:generator>LibreOffice/5.1.6.2$Linux_X86_64 LibreOffice_project/10m0$Build-2</meta:generator>
    <meta:document-statistic meta:table-count="0" meta:image-count="0" meta:object-count="0" meta:page-count="3" meta:paragraph-count="69" meta:word-count="616" meta:character-count="3273" meta:non-whitespace-character-count="2715"/>
  </office:meta>
</office:document-meta>
</file>